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f341" officeooo:paragraph-rsid="0013f341"/>
    </style:style>
    <style:style style:name="P2" style:family="paragraph" style:parent-style-name="Standard">
      <style:text-properties officeooo:rsid="00196f8d" officeooo:paragraph-rsid="00196f8d"/>
    </style:style>
    <style:style style:name="P3" style:family="paragraph" style:parent-style-name="Standard" style:list-style-name="L1">
      <style:text-properties officeooo:rsid="0013f341" officeooo:paragraph-rsid="0013f341"/>
    </style:style>
    <style:style style:name="P4" style:family="paragraph" style:parent-style-name="Standard" style:list-style-name="L1">
      <style:text-properties officeooo:rsid="001fe0ba" officeooo:paragraph-rsid="0013f341"/>
    </style:style>
    <style:style style:name="P5" style:family="paragraph" style:parent-style-name="Standard" style:list-style-name="L1">
      <style:text-properties officeooo:rsid="0020e0a3" officeooo:paragraph-rsid="0013f341"/>
    </style:style>
    <style:style style:name="P6" style:family="paragraph" style:parent-style-name="Standard" style:list-style-name="L1">
      <style:paragraph-properties fo:break-before="page"/>
      <style:text-properties officeooo:rsid="0018887d" officeooo:paragraph-rsid="0018887d"/>
    </style:style>
    <style:style style:name="P7" style:family="paragraph" style:parent-style-name="Standard" style:list-style-name="L1">
      <style:text-properties officeooo:rsid="0018887d" officeooo:paragraph-rsid="0018887d"/>
    </style:style>
    <style:style style:name="P8" style:family="paragraph" style:parent-style-name="Standard" style:list-style-name="L1">
      <style:text-properties officeooo:rsid="00196f8d" officeooo:paragraph-rsid="00196f8d"/>
    </style:style>
    <style:style style:name="P9" style:family="paragraph" style:parent-style-name="Standard" style:list-style-name="L1">
      <style:text-properties officeooo:rsid="001b9ded" officeooo:paragraph-rsid="001b9ded"/>
    </style:style>
    <style:style style:name="P10" style:family="paragraph" style:parent-style-name="Standard" style:list-style-name="L1">
      <style:text-properties officeooo:rsid="001bb840" officeooo:paragraph-rsid="001bb840"/>
    </style:style>
    <style:style style:name="P11" style:family="paragraph" style:parent-style-name="Standard" style:list-style-name="L1">
      <style:text-properties officeooo:rsid="00194347" officeooo:paragraph-rsid="00194347"/>
    </style:style>
    <style:style style:name="P12" style:family="paragraph" style:parent-style-name="Standard" style:list-style-name="L1">
      <style:text-properties officeooo:rsid="001dadf0" officeooo:paragraph-rsid="001dadf0"/>
    </style:style>
    <style:style style:name="P13" style:family="paragraph" style:parent-style-name="Standard" style:list-style-name="L1">
      <style:text-properties officeooo:rsid="001f18c9" officeooo:paragraph-rsid="001f18c9"/>
    </style:style>
    <style:style style:name="P14" style:family="paragraph" style:parent-style-name="Standard" style:list-style-name="L1">
      <style:paragraph-properties fo:break-before="page"/>
      <style:text-properties officeooo:rsid="0015440d" officeooo:paragraph-rsid="0015440d"/>
    </style:style>
    <style:style style:name="P15" style:family="paragraph" style:parent-style-name="Standard" style:list-style-name="L1">
      <style:text-properties officeooo:rsid="0015440d" officeooo:paragraph-rsid="0015440d"/>
    </style:style>
    <style:style style:name="P16" style:family="paragraph" style:parent-style-name="Standard" style:list-style-name="L1">
      <style:text-properties officeooo:rsid="00169977" officeooo:paragraph-rsid="00169977"/>
    </style:style>
    <style:style style:name="P17" style:family="paragraph" style:parent-style-name="Standard" style:list-style-name="L1">
      <style:text-properties officeooo:rsid="001fb4bc" officeooo:paragraph-rsid="001fb4bc"/>
    </style:style>
    <style:style style:name="P18" style:family="paragraph" style:parent-style-name="Standard" style:list-style-name="L1">
      <style:text-properties officeooo:rsid="00215d06" officeooo:paragraph-rsid="00215d06"/>
    </style:style>
    <style:style style:name="P19" style:family="paragraph" style:parent-style-name="Standard" style:list-style-name="L1">
      <style:text-properties officeooo:rsid="0022085d" officeooo:paragraph-rsid="0022085d"/>
    </style:style>
    <style:style style:name="P20" style:family="paragraph" style:parent-style-name="Standard" style:list-style-name="L1">
      <style:text-properties officeooo:rsid="00234f07" officeooo:paragraph-rsid="00234f07"/>
    </style:style>
    <style:style style:name="P21" style:family="paragraph" style:parent-style-name="Standard" style:list-style-name="L1">
      <style:text-properties officeooo:rsid="002446dd" officeooo:paragraph-rsid="002446dd"/>
    </style:style>
    <style:style style:name="T1" style:family="text">
      <style:text-properties officeooo:rsid="00169977"/>
    </style:style>
    <style:style style:name="T2" style:family="text">
      <style:text-properties officeooo:rsid="00234f0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9375377" text:style-name="L1">
        <text:list-item>
          <text:p text:style-name="P3">Pages</text:p>
          <text:list>
            <text:list-item>
              <text:p text:style-name="P18">GLOBAL</text:p>
              <text:list>
                <text:list-item>
                  <text:p text:style-name="P18">navbar</text:p>
                </text:list-item>
              </text:list>
            </text:list-item>
            <text:list-item>
              <text:p text:style-name="P3">Home</text:p>
              <text:list>
                <text:list-item>
                  <text:p text:style-name="P19">Recommendation<text:span text:style-name="T2">s</text:span></text:p>
                  <text:list>
                    <text:list-item>
                      <text:p text:style-name="P20">Default</text:p>
                      <text:list>
                        <text:list-item>
                          <text:p text:style-name="P20">Remembers last visit</text:p>
                        </text:list-item>
                        <text:list-item>
                          <text:p text:style-name="P20">Ratings</text:p>
                        </text:list-item>
                      </text:list>
                    </text:list-item>
                    <text:list-item>
                      <text:p text:style-name="P20">Filter settings</text:p>
                    </text:list-item>
                    <text:list-item>
                      <text:p text:style-name="P21">Following</text:p>
                    </text:list-item>
                    <text:list-item>
                      <text:p text:style-name="P21">Changes in your timelines</text:p>
                    </text:list-item>
                  </text:list>
                </text:list-item>
                <text:list-item>
                  <text:p text:style-name="P20">Upcoming</text:p>
                </text:list-item>
              </text:list>
            </text:list-item>
            <text:list-item>
              <text:p text:style-name="P3">Timelines</text:p>
            </text:list-item>
            <text:list-item>
              <text:p text:style-name="P17">World</text:p>
            </text:list-item>
            <text:list-item>
              <text:p text:style-name="P3">Library</text:p>
            </text:list-item>
            <text:list-item>
              <text:p text:style-name="P3">Forums</text:p>
            </text:list-item>
            <text:list-item>
              <text:p text:style-name="P3">Contributor</text:p>
            </text:list-item>
          </text:list>
        </text:list-item>
      </text:list>
      <text:p text:style-name="P1"/>
      <text:list xml:id="list14121102056160" text:continue-numbering="true" text:style-name="L1">
        <text:list-item>
          <text:p text:style-name="P3">Subpages</text:p>
          <text:list>
            <text:list-item>
              <text:list>
                <text:list-item>
                  <text:p text:style-name="P4">Account Page</text:p>
                </text:list-item>
                <text:list-item>
                  <text:p text:style-name="P4">Timeline Page</text:p>
                </text:list-item>
                <text:list-item>
                  <text:p text:style-name="P4">Content page</text:p>
                </text:list-item>
                <text:list-item>
                  <text:p text:style-name="P4">Page presets</text:p>
                  <text:list>
                    <text:list-item>
                      <text:p text:style-name="P4">Titled text (ex. About page)</text:p>
                    </text:list-item>
                  </text:list>
                </text:list-item>
                <text:list-item>
                  <text:p text:style-name="P4">Upload Page</text:p>
                </text:list-item>
                <text:list-item>
                  <text:p text:style-name="P5">Account creation page</text:p>
                </text:list-item>
                <text:list-item>
                  <text:p text:style-name="P5">Contributor page</text:p>
                </text:list-item>
                <text:list-item>
                  <text:p text:style-name="P5">About/Rules</text:p>
                </text:list-item>
                <text:list-item>
                  <text:p text:style-name="P21">Tutorial for site</text:p>
                </text:list-item>
              </text:list>
            </text:list-item>
          </text:list>
        </text:list-item>
        <text:list-item>
          <text:p text:style-name="P6">All pages</text:p>
          <text:list>
            <text:list-item>
              <text:p text:style-name="P7">Navbar</text:p>
              <text:list>
                <text:list-item>
                  <text:p text:style-name="P8">Ideas</text:p>
                  <text:list>
                    <text:list-item>
                      <text:p text:style-name="P8">Highlight what page youre on</text:p>
                    </text:list-item>
                    <text:list-item>
                      <text:p text:style-name="P9">Make navigation possible through keyboard</text:p>
                    </text:list-item>
                    <text:list-item>
                      <text:p text:style-name="P10">Does the navbar stay at the top and can be scrolled away from</text:p>
                      <text:list>
                        <text:list-item>
                          <text:p text:style-name="P10">You can click an arrow to make it pop up anywhere on page though</text:p>
                        </text:list-item>
                      </text:list>
                    </text:list-item>
                    <text:list-item>
                      <text:p text:style-name="P10">Side or top</text:p>
                    </text:list-item>
                  </text:list>
                </text:list-item>
                <text:list-item>
                  <text:p text:style-name="P7">?</text:p>
                  <text:list>
                    <text:list-item>
                      <text:p text:style-name="P8">Dropdowns or tabs on pages</text:p>
                    </text:list-item>
                  </text:list>
                </text:list-item>
                <text:list-item>
                  <text:p text:style-name="P11">Changes</text:p>
                  <text:list>
                    <text:list-item>
                      <text:p text:style-name="P11">Screen width</text:p>
                      <text:list>
                        <text:list-item>
                          <text:p text:style-name="P8">Changes to side pop out?</text:p>
                        </text:list-item>
                      </text:list>
                    </text:list-item>
                    <text:list-item>
                      <text:p text:style-name="P8">Platform</text:p>
                    </text:list-item>
                  </text:list>
                </text:list-item>
                <text:list-item>
                  <text:p text:style-name="P8">Elements</text:p>
                  <text:list>
                    <text:list-item>
                      <text:p text:style-name="P8">Buttons</text:p>
                      <text:list>
                        <text:list-item>
                          <text:p text:style-name="P8">Home</text:p>
                        </text:list-item>
                      </text:list>
                    </text:list-item>
                    <text:list-item>
                      <text:p text:style-name="P8">Dropdowns 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list xml:id="list14120615868735" text:continue-numbering="true" text:style-name="L1">
        <text:list-item>
          <text:p text:style-name="P10">Navbar</text:p>
          <text:list>
            <text:list-item>
              <text:p text:style-name="P12">Home</text:p>
            </text:list-item>
            <text:list-item>
              <text:p text:style-name="P12">Timelines</text:p>
            </text:list-item>
            <text:list-item>
              <text:p text:style-name="P12">Explore/Library</text:p>
            </text:list-item>
            <text:list-item>
              <text:p text:style-name="P12">Contributor</text:p>
            </text:list-item>
            <text:list-item>
              <text:p text:style-name="P12">About</text:p>
              <text:list>
                <text:list-item>
                  <text:p text:style-name="P13">Only dropdown and because they are all static pages</text:p>
                </text:list-item>
              </text:list>
            </text:list-item>
            <text:list-item>
              <text:p text:style-name="P13"/>
            </text:list-item>
          </text:list>
        </text:list-item>
        <text:list-item>
          <text:p text:style-name="P14">Home page</text:p>
          <text:list>
            <text:list-item>
              <text:p text:style-name="P15">Features/Purposes</text:p>
              <text:list>
                <text:list-item>
                  <text:p text:style-name="P15">Summarize events since last visit</text:p>
                </text:list-item>
                <text:list-item>
                  <text:p text:style-name="P15">Filter based on settings user sets</text:p>
                </text:list-item>
                <text:list-item>
                  <text:p text:style-name="P16">Show follower posts</text:p>
                </text:list-item>
                <text:list-item>
                  <text:p text:style-name="P16">Show popular posts</text:p>
                </text:list-item>
                <text:list-item>
                  <text:p text:style-name="P16"/>
                </text:list-item>
              </text:list>
            </text:list-item>
            <text:list-item>
              <text:p text:style-name="P15">Elements</text:p>
              <text:list>
                <text:list-item>
                  <text:p text:style-name="P15">Timeline</text:p>
                </text:list-item>
                <text:list-item>
                  <text:p text:style-name="P16">Upcoming events</text:p>
                </text:list-item>
              </text:list>
            </text:list-item>
            <text:list-item>
              <text:p text:style-name="P15">Difference<text:span text:style-name="T1">s</text:span></text:p>
              <text:list>
                <text:list-item>
                  <text:p text:style-name="P16">Screen size</text:p>
                </text:list-item>
                <text:list-item>
                  <text:p text:style-name="P7">User type</text:p>
                </text:list-item>
                <text:list-item>
                  <text:p text:style-name="P7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0:17:38.021164437</meta:creation-date>
    <dc:date>2024-07-08T01:41:20.243529026</dc:date>
    <meta:editing-duration>PT9H51M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68" meta:word-count="223" meta:character-count="1019" meta:non-whitespace-character-count="928"/>
  </office:meta>
</office:document-meta>
</file>